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ext-properties fo:font-style="italic" style:font-style-asian="italic" style:font-style-complex="italic"/>
    </style:style>
    <style:style style:name="ce5" style:family="table-cell" style:parent-style-name="Default" style:data-style-name="N20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automatic" fo:wrap-option="wrap"/>
    </style:style>
    <style:style style:name="ce7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Currency" style:data-style-name="N34"/>
    <style:style style:name="ce9" style:family="table-cell" style:parent-style-name="Default" style:data-style-name="N34"/>
    <style:style style:name="ce10" style:family="table-cell" style:parent-style-name="Hyperlink" style:data-style-name="N0">
      <style:table-cell-properties style:vertical-align="automatic" fo:wrap-option="wrap"/>
      <style:text-properties fo:color="#0000FF" style:text-underline-style="solid" style:text-underline-type="single"/>
    </style:style>
    <style:style style:name="ce11" style:family="table-cell" style:parent-style-name="Currency" style:data-style-name="N13"/>
    <style:style style:name="ce12" style:family="table-cell" style:parent-style-name="Currency" style:data-style-name="N34">
      <style:text-properties fo:font-weight="bold" style:font-weight-asian="bold" style:font-weight-complex="bold"/>
    </style:style>
    <style:style style:name="ce13" style:family="table-cell" style:parent-style-name="Default" style:data-style-name="N34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6.217708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19604166666667cm"/>
    </style:style>
    <style:style style:name="co5" style:family="table-column">
      <style:table-column-properties fo:break-before="auto" style:column-width="0.820208333333333cm"/>
    </style:style>
    <style:style style:name="co6" style:family="table-column">
      <style:table-column-properties fo:break-before="auto" style:column-width="9.71020833333333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Bluetooth_onl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3">
            <text:p>MoVal OpenAWAM Parts List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4">
            <text:p>Prepared by John Kerenyi</text:p>
          </table:table-cell>
          <table:table-cell table:number-columns-repeated="16383" table:style-name="ce1"/>
        </table:table-row>
        <table:table-row table:style-name="ro2">
          <table:table-cell office:value-type="date" office:date-value="2013-03-26T00:00:00" table:style-name="ce5">
            <text:p>26-Mar-13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2">
            <text:p>Description</text:p>
          </table:table-cell>
          <table:table-cell office:value-type="string" table:style-name="ce7">
            <text:p>Qty</text:p>
            <text:p>(per int.)</text:p>
          </table:table-cell>
          <table:table-cell office:value-type="string" table:style-name="ce7">
            <text:p>Approx. unit cost</text:p>
          </table:table-cell>
          <table:table-cell office:value-type="string" table:style-name="ce7">
            <text:p>Extended cost</text:p>
          </table:table-cell>
          <table:table-cell table:style-name="ce1"/>
          <table:table-cell office:value-type="string" table:style-name="ce7">
            <text:p>Notes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aspberry Pi Model B computer</text:p>
          </table:table-cell>
          <table:table-cell office:value-type="float" office:value="1" table:style-name="ce1">
            <text:p>1</text:p>
          </table:table-cell>
          <table:table-cell office:value-type="currency" office:value="35" table:style-name="ce8">
            <text:p><text:s/>$35.00<text:s/></text:p>
          </table:table-cell>
          <table:table-cell office:value-type="currency" office:value="35" table:formula="msoxl:=B6*C6" table:style-name="ce9">
            <text:p><text:s/>$35.00<text:s/></text:p>
          </table:table-cell>
          <table:table-cell table:style-name="ce1"/>
          <table:table-cell office:value-type="string" table:style-name="ce10">
            <text:p><text:a xlink:href="http://www.mcmelectronics.com/">www.mcmelectronics.com</text:a>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e for Raspberry Pi</text:p>
          </table:table-cell>
          <table:table-cell office:value-type="float" office:value="1" table:style-name="ce1">
            <text:p>1</text:p>
          </table:table-cell>
          <table:table-cell office:value-type="currency" office:value="9" table:style-name="ce8">
            <text:p><text:s/>$9.00<text:s/></text:p>
          </table:table-cell>
          <table:table-cell office:value-type="currency" office:value="9" table:formula="msoxl:=B7*C7" table:style-name="ce9">
            <text:p><text:s/>$9.00<text:s/></text:p>
          </table:table-cell>
          <table:table-cell table:style-name="ce1"/>
          <table:table-cell office:value-type="string" table:style-name="ce10">
            <text:p><text:a xlink:href="http://www.mcmelectronics.com/">www.mcmelectronics.com</text:a>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D card, 8 GB</text:p>
          </table:table-cell>
          <table:table-cell office:value-type="float" office:value="1" table:style-name="ce1">
            <text:p>1</text:p>
          </table:table-cell>
          <table:table-cell office:value-type="currency" office:value="6.99" table:style-name="ce8">
            <text:p><text:s/>$6.99<text:s/></text:p>
          </table:table-cell>
          <table:table-cell office:value-type="currency" office:value="6.99" table:formula="msoxl:=B8*C8" table:style-name="ce9">
            <text:p><text:s/>$6.99<text:s/></text:p>
          </table:table-cell>
          <table:table-cell table:style-name="ce1"/>
          <table:table-cell office:value-type="string" table:style-name="ce6">
            <text:p>Amazon or Newegg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Bluetooth adapter</text:p>
          </table:table-cell>
          <table:table-cell office:value-type="float" office:value="1" table:style-name="ce1">
            <text:p>1</text:p>
          </table:table-cell>
          <table:table-cell office:value-type="currency" office:value="35.950000000000003" table:style-name="ce8">
            <text:p><text:s/>$35.95<text:s/></text:p>
          </table:table-cell>
          <table:table-cell office:value-type="currency" office:value="35.950000000000003" table:formula="msoxl:=B9*C9" table:style-name="ce9">
            <text:p><text:s/>$35.95<text:s/></text:p>
          </table:table-cell>
          <table:table-cell table:style-name="ce1"/>
          <table:table-cell office:value-type="string" table:style-name="ce10">
            <text:p><text:a xlink:href="http://www.antaira.com/">PARANI-UD100-G03 from www.antaira.com</text:a>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ower over Ethernet system</text:p>
          </table:table-cell>
          <table:table-cell office:value-type="float" office:value="1" table:style-name="ce1">
            <text:p>1</text:p>
          </table:table-cell>
          <table:table-cell office:value-type="currency" office:value="24.9" table:style-name="ce8">
            <text:p><text:s/>$24.90<text:s/></text:p>
          </table:table-cell>
          <table:table-cell office:value-type="currency" office:value="24.9" table:formula="msoxl:=B10*C10" table:style-name="ce9">
            <text:p><text:s/>$24.90<text:s/></text:p>
          </table:table-cell>
          <table:table-cell table:style-name="ce1"/>
          <table:table-cell office:value-type="string" table:style-name="ce6">
            <text:p>Search for TP-Link TL-PoE 200 on Amazon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ower cable assembly for Pi:*</text:p>
          </table:table-cell>
          <table:table-cell table:style-name="ce1"/>
          <table:table-cell table:style-name="ce8"/>
          <table:table-cell table:style-name="ce9"/>
          <table:table-cell table:style-name="ce1"/>
          <table:table-cell table:style-name="ce6"/>
          <table:table-cell table:number-columns-repeated="16378"/>
        </table:table-row>
        <table:table-row table:style-name="ro2">
          <table:table-cell office:value-type="string" table:style-name="ce1">
            <text:p><text:s text:c="5"/>USB to Type M barrel</text:p>
          </table:table-cell>
          <table:table-cell office:value-type="float" office:value="1" table:style-name="ce1">
            <text:p>1</text:p>
          </table:table-cell>
          <table:table-cell office:value-type="currency" office:value="4.99" table:style-name="ce8">
            <text:p><text:s/>$4.99<text:s/></text:p>
          </table:table-cell>
          <table:table-cell office:value-type="currency" office:value="4.99" table:formula="msoxl:=B12*C12" table:style-name="ce9">
            <text:p><text:s/>$4.99<text:s/></text:p>
          </table:table-cell>
          <table:table-cell table:style-name="ce1"/>
          <table:table-cell office:value-type="string" table:style-name="ce6">
            <text:p>StarTech.com or Amazon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<text:s text:c="4"/>USB A female to USB micro B male</text:p>
          </table:table-cell>
          <table:table-cell office:value-type="float" office:value="1" table:style-name="ce1">
            <text:p>1</text:p>
          </table:table-cell>
          <table:table-cell office:value-type="currency" office:value="4.1100000000000003" table:style-name="ce8">
            <text:p><text:s/>$4.11<text:s/></text:p>
          </table:table-cell>
          <table:table-cell office:value-type="currency" office:value="4.1100000000000003" table:formula="msoxl:=B13*C13" table:style-name="ce9">
            <text:p><text:s/>$4.11<text:s/></text:p>
          </table:table-cell>
          <table:table-cell table:style-name="ce1"/>
          <table:table-cell office:value-type="string" table:style-name="ce6">
            <text:p>Amazon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Enclosure--min. 8.75"X5.75"X2.95"</text:p>
          </table:table-cell>
          <table:table-cell office:value-type="float" office:value="1" table:style-name="ce1">
            <text:p>1</text:p>
          </table:table-cell>
          <table:table-cell office:value-type="currency" office:value="29.49" table:style-name="ce8">
            <text:p><text:s/>$29.49<text:s/></text:p>
          </table:table-cell>
          <table:table-cell office:value-type="currency" office:value="29.49" table:formula="msoxl:=B14*C14" table:style-name="ce9">
            <text:p><text:s/>$29.49<text:s/></text:p>
          </table:table-cell>
          <table:table-cell table:style-name="ce1"/>
          <table:table-cell office:value-type="string" table:style-name="ce10">
            <text:p><text:a xlink:href="http://www.alliedelec.com/">www.alliedelec.com, stock no. 70148171, Bud Industries part no. PN-1329-MB</text:a>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ble gland (0.50" dia.)</text:p>
          </table:table-cell>
          <table:table-cell office:value-type="float" office:value="1" table:style-name="ce1">
            <text:p>1</text:p>
          </table:table-cell>
          <table:table-cell office:value-type="currency" office:value="1.7" table:style-name="ce8">
            <text:p><text:s/>$1.70<text:s/></text:p>
          </table:table-cell>
          <table:table-cell office:value-type="currency" office:value="1.7" table:formula="msoxl:=B15*C15" table:style-name="ce9">
            <text:p><text:s/>$1.70<text:s/></text:p>
          </table:table-cell>
          <table:table-cell table:style-name="ce1"/>
          <table:table-cell office:value-type="string" table:style-name="ce10">
            <text:p><text:a xlink:href="http://www.alliedelec.com/">www.alliedelec.com</text:a>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One-foot Ethernet cable</text:p>
          </table:table-cell>
          <table:table-cell office:value-type="float" office:value="1" table:style-name="ce1">
            <text:p>1</text:p>
          </table:table-cell>
          <table:table-cell office:value-type="currency" office:value="2" table:style-name="ce8">
            <text:p><text:s/>$2.00<text:s/></text:p>
          </table:table-cell>
          <table:table-cell office:value-type="currency" office:value="2" table:formula="msoxl:=B16*C16" table:style-name="ce9">
            <text:p><text:s/>$2.00<text:s/></text:p>
          </table:table-cell>
          <table:table-cell table:style-name="ce1"/>
          <table:table-cell office:value-type="string" table:style-name="ce10">
            <text:p><text:a xlink:href="http://www.monoprice.com/">www.monoprice.com</text:a>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Unterminated Ethernet cable**</text:p>
          </table:table-cell>
          <table:table-cell office:value-type="float" office:value="1" table:style-name="ce1">
            <text:p>1</text:p>
          </table:table-cell>
          <table:table-cell office:value-type="currency" office:value="5" table:style-name="ce8">
            <text:p><text:s/>$5.00<text:s/></text:p>
          </table:table-cell>
          <table:table-cell office:value-type="currency" office:value="5" table:formula="msoxl:=B17*C17" table:style-name="ce9">
            <text:p><text:s/>$5.00<text:s/></text:p>
          </table:table-cell>
          <table:table-cell table:style-name="ce1"/>
          <table:table-cell office:value-type="string" table:style-name="ce6">
            <text:p>Generally comes on a reel; price is conservative if multiple installations undertaken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8P8C (RJ45) connectors</text:p>
          </table:table-cell>
          <table:table-cell office:value-type="float" office:value="2" table:style-name="ce1">
            <text:p>2</text:p>
          </table:table-cell>
          <table:table-cell office:value-type="currency" office:value="1" table:style-name="ce8">
            <text:p><text:s/>$1.00<text:s/></text:p>
          </table:table-cell>
          <table:table-cell office:value-type="currency" office:value="2" table:formula="msoxl:=B18*C18" table:style-name="ce9">
            <text:p><text:s/>$2.00<text:s/></text:p>
          </table:table-cell>
          <table:table-cell table:style-name="ce1"/>
          <table:table-cell office:value-type="string" table:style-name="ce6">
            <text:p>Not sold individually; price is for a set; unit cost less if multiple installations undertaken</text:p>
          </table:table-cell>
          <table:table-cell table:number-columns-repeated="16378"/>
        </table:table-row>
        <table:table-row table:style-name="ro2">
          <table:table-cell table:number-columns-repeated="2" table:style-name="ce1"/>
          <table:table-cell table:style-name="ce8"/>
          <table:table-cell office:value-type="currency" office:value="0" table:formula="msoxl:=B19*C19" table:style-name="ce9">
            <text:p><text:s/>$-<text:s text:c="3"/>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Subtotal:</text:p>
          </table:table-cell>
          <table:table-cell table:style-name="ce1"/>
          <table:table-cell table:style-name="ce8"/>
          <table:table-cell office:value-type="currency" office:value="161.13" table:formula="msoxl:=SUM(D6:D19)" table:style-name="ce9">
            <text:p><text:s/>$161.13<text:s/>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Sales tax</text:p>
          </table:table-cell>
          <table:table-cell table:style-name="ce1"/>
          <table:table-cell office:value-type="percentage" office:value="0.08" table:style-name="ce11">
            <text:p>8%</text:p>
          </table:table-cell>
          <table:table-cell office:value-type="currency" office:value="12.8904" table:formula="msoxl:=D20*C21" table:style-name="ce9">
            <text:p><text:s/>$12.89<text:s/>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Shipping allowance</text:p>
          </table:table-cell>
          <table:table-cell table:style-name="ce1"/>
          <table:table-cell table:style-name="ce8"/>
          <table:table-cell office:value-type="currency" office:value="50" table:style-name="ce9">
            <text:p><text:s/>$50.00<text:s/>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2">
            <text:p>Total cost per installation</text:p>
          </table:table-cell>
          <table:table-cell table:style-name="ce2"/>
          <table:table-cell table:style-name="ce12"/>
          <table:table-cell office:value-type="currency" office:value="224.0204" table:formula="msoxl:=SUM(D20:D22)" table:style-name="ce13">
            <text:p><text:s/>$224.02<text:s/></text:p>
          </table:table-cell>
          <table:table-cell table:number-columns-repeated="16380" table:style-name="ce1"/>
        </table:table-row>
        <table:table-row table:number-rows-repeated="7" table:style-name="ro2">
          <table:table-cell table:number-columns-repeated="2" table:style-name="ce1"/>
          <table:table-cell table:style-name="ce8"/>
          <table:table-cell table:style-name="ce9"/>
          <table:table-cell table:number-columns-repeated="16380" table:style-name="ce1"/>
        </table:table-row>
        <table:table-row table:number-rows-repeated="2" table:style-name="ro2">
          <table:table-cell table:number-columns-repeated="2" table:style-name="ce1"/>
          <table:table-cell table:style-name="ce8"/>
          <table:table-cell table:number-columns-repeated="16381" table:style-name="ce1"/>
        </table:table-row>
        <table:table-row table:style-name="ro2">
          <table:table-cell office:value-type="string" table:style-name="ce1">
            <text:p>*—Or, can have a custom cable built--Type M barrel male to USB micro male</text:p>
          </table:table-cell>
          <table:table-cell table:style-name="ce1"/>
          <table:table-cell table:style-name="ce8"/>
          <table:table-cell table:number-columns-repeated="16381"/>
        </table:table-row>
        <table:table-row table:number-rows-repeated="7" table:style-name="ro2">
          <table:table-cell table:number-columns-repeated="2" table:style-name="ce1"/>
          <table:table-cell table:style-name="ce8"/>
          <table:table-cell table:number-columns-repeated="16381"/>
        </table:table-row>
        <table:table-row table:number-rows-repeated="1048536" table:style-name="ro2">
          <table:table-cell table:number-columns-repeated="16384"/>
        </table:table-row>
      </table:table>
      <table:table table:name="Sheet3" table:style-name="ta2">
        <table:table-column table:style-name="co2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20">
      <number:day/>
      <number:text>-</number:text>
      <number:month number:textual="true"/>
      <number:text>-</number:text>
      <number:year/>
    </number:date-style>
    <number:currency-style style:name="N34P0">
      <number:text> </number:text>
      <number:currency-symbol>$</number:currency-symbol>
      <number:number number:decimal-places="2" number:min-integer-digits="1" number:grouping="true"/>
      <number:text> </number:text>
    </number:currency-style>
    <number:currency-style style:name="N34P1">
      <number:text> </number:text>
      <number:currency-symbol>$</number:currency-symbol>
      <number:text>(</number:text>
      <number:number number:decimal-places="2" number:min-integer-digits="1" number:grouping="true"/>
      <number:text>)</number:text>
    </number:currency-style>
    <number:currency-style style:name="N34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style:style style:name="Currency" style:family="table-cell" style:data-style-name="N34"/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/>
    <meta:creation-date>2006-09-16T00:00:00Z</meta:creation-date>
    <dc:date>2015-12-21T19:53:13Z</dc:date>
  </office:meta>
</office:document-meta>
</file>